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78725072" text:id="ct7872507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86274768" text:id="ct862747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8577984" text:id="ct7857798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1694480" text:id="ct816944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7836976" text:id="ct878369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6586112" text:id="ct8658611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78725072"/><text:change-start text:change-id="ct86274768"/>Adopt<text:change-end text:change-id="ct86274768"/>ed<text:change-start text:change-id="ct78577984"/> as a <text:change-end text:change-id="ct78577984"/>NMRA <text:change-start text:change-id="ct81694480"/>Standard<text:change-end text:change-id="ct81694480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87836976"/><text:change-start text:change-id="ct86586112"/>Version History<text:change-end text:change-id="ct8658611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2:33.304660110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4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2:33.216589091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7" meta:non-whitespace-character-count="388"/>
  </office:meta>
</office:document-meta>
</file>